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ilarityQueries.SimilarityQue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ilarityQueries.formSimilarQuery( String body , Analyzer a , String field , Set sto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